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13.809cm"/>
    </style:style>
    <style:style style:name="co4" style:family="table-column">
      <style:table-column-properties fo:break-before="auto" style:column-width="5.02cm"/>
    </style:style>
    <style:style style:name="co5" style:family="table-column">
      <style:table-column-properties fo:break-before="auto" style:column-width="3.81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599d" fo:background-color="#00599d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599d" style:direction="ltr" fo:padding="0.035cm" fo:border-right="none" style:rotation-angle="0" style:rotation-align="none" fo:border-top="none" style:vertical-align="middl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padding="0.035cm" fo:border-right="none" style:rotation-angle="0" style:rotation-align="none" fo:border-top="none" style:vertical-align="middl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wrap" fo:border="none" style:direction="ltr" fo:padding="0.035cm" style:rotation-angle="0" style:rotation-align="none" style:vertical-align="middl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wrap" fo:border="none" style:direction="ltr" fo:padding="0.035cm" style:rotation-angle="0" style:rotation-align="none" style:vertical-align="middl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middl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middl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35cm" fo:border-right="0.74pt solid #00599d" style:rotation-angle="0" style:rotation-align="none" fo:border-top="none" style:vertical-align="middl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35cm" fo:border-right="0.74pt solid #00599d" style:rotation-angle="0" style:rotation-align="none" fo:border-top="none" style:vertical-align="middl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t list farnell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19"/>
        <table:table-column table:style-name="co5" table:default-cell-style-name="ce9"/>
        <table:table-row table:style-name="ro1">
          <table:table-cell table:style-name="ce1" office:value-type="string" calcext:value-type="string">
            <text:p>Order number</text:p>
            <text:p>Farnell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nufacturer's</text:p>
            <text:p>Part number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float" office:value="1021748" calcext:value-type="float">
            <text:p>10217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G21M-E3/TR  Diode mit Standard-Erholzeit, 1 kV,</text:p>
            <text:p>1.5 A, Einfach, 1.6 V, 120 ns, 30 A</text:p>
          </table:table-cell>
          <table:table-cell office:value-type="string" calcext:value-type="string">
            <text:p>BYG21M-E3/TR</text:p>
          </table:table-cell>
          <table:table-cell office:value-type="string" calcext:value-type="string">
            <text:p><text:a xlink:href="https://de.farnell.com/vishay/byg21m-e3-tr/diode-kurze-erholzeit-1-5a-1000v/dp/1021748" xlink:type="simple">1021748</text:a></text:p>
          </table:table-cell>
        </table:table-row>
        <table:table-row table:style-name="ro1">
          <table:table-cell table:style-name="ce3" office:value-type="float" office:value="2675309" calcext:value-type="float">
            <text:p>2675309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SMAJ43CATVS-Diode, SMAJ, Bidirektional, 43 V, 69.4 V,</text:p>
            <text:p>DO-214AC (SMA), 2 Pin(s)</text:p>
          </table:table-cell>
          <table:table-cell table:style-name="ce8" office:value-type="string" calcext:value-type="string">
            <text:p>SMAJ43CA</text:p>
          </table:table-cell>
          <table:table-cell table:style-name="ce10" office:value-type="string" calcext:value-type="string">
            <text:p><text:a xlink:href="https://de.farnell.com/multicomp-pro/smaj43ca/tvs-diode-400w-43v-bidir-do-214ac/dp/2675309" xlink:type="simple">2675309</text:a></text:p>
          </table:table-cell>
        </table:table-row>
        <table:table-row table:style-name="ro1">
          <table:table-cell office:value-type="float" office:value="9713301" calcext:value-type="float">
            <text:p>9713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FXTAL018153  Quarz, 4.9152 MHz, SMD, 11.4mm x 4.9mm,</text:p>
            <text:p>50 ppm, 16 pF, 30 ppm, HC-49/4HSMX</text:p>
          </table:table-cell>
          <table:table-cell office:value-type="string" calcext:value-type="string">
            <text:p>LFXTAL018153</text:p>
          </table:table-cell>
          <table:table-cell office:value-type="string" calcext:value-type="string">
            <text:p><text:a xlink:href="https://de.farnell.com/iqd-frequency-products/lfxtal018153/quarz-smd-4-9152mhz/dp/9713301" xlink:type="simple">9713301</text:a></text:p>
          </table:table-cell>
        </table:table-row>
        <table:table-row table:style-name="ro2">
          <table:table-cell table:style-name="ce3" office:value-type="float" office:value="1265224" calcext:value-type="float">
            <text:p>1265224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352068RJT DICKSCHICHTWIDERSTAND, 68R,5%, 1W, 2512</text:p>
          </table:table-cell>
          <table:table-cell table:style-name="ce8" office:value-type="string" calcext:value-type="string">
            <text:p>352068RJT</text:p>
          </table:table-cell>
          <table:table-cell table:style-name="ce10" office:value-type="string" calcext:value-type="string">
            <text:p><text:a xlink:href="https://de.farnell.com/cgs-te-connectivity/352068rjt/dickschichtwiderstand-68r-5-1w/dp/1265224" xlink:type="simple">1265224</text:a></text:p>
          </table:table-cell>
        </table:table-row>
        <table:table-row table:style-name="ro1">
          <table:table-cell office:value-type="float" office:value="2393289" calcext:value-type="float">
            <text:p>23932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N137-500E  Optokoppler, Digitalausgang, 1 Kanal, 3.75 kV,</text:p>
            <text:p>10 Mbaud, DIP, Oberflächenmontage, 8 Pin(s)</text:p>
          </table:table-cell>
          <table:table-cell office:value-type="string" calcext:value-type="string">
            <text:p>6N137-500E</text:p>
          </table:table-cell>
          <table:table-cell office:value-type="string" calcext:value-type="string">
            <text:p><text:a xlink:href="https://de.farnell.com/broadcom-limited/6n137-500e/optocoupler-logic-gate-1-ch-3/dp/2393289" xlink:type="simple">2393289</text:a></text:p>
          </table:table-cell>
        </table:table-row>
        <table:table-row table:style-name="ro1">
          <table:table-cell table:style-name="ce3" office:value-type="float" office:value="1328349" calcext:value-type="float">
            <text:p>1328349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VLMS30K1L2-GS08  LED, Rot, Oberflächenmontage, 2.4mm,</text:p>
            <text:p>2 mA, 1.8 V, 636 nm</text:p>
          </table:table-cell>
          <table:table-cell table:style-name="ce8" office:value-type="string" calcext:value-type="string">
            <text:p>VLMS30K1L2-GS08</text:p>
          </table:table-cell>
          <table:table-cell table:style-name="ce10" office:value-type="string" calcext:value-type="string">
            <text:p><text:a xlink:href="https://de.farnell.com/vishay/vlms30k1l2-gs08/led-plcc2-rot/dp/1328349" xlink:type="simple">1328349</text:a></text:p>
          </table:table-cell>
        </table:table-row>
        <table:table-row table:style-name="ro1">
          <table:table-cell office:value-type="float" office:value="2332458" calcext:value-type="float">
            <text:p>2332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495C685K025ATE350  Tantalkondensator zur Oberflächenmontage,</text:p>
            <text:p>MnO2, 6.8 µF, 25 V, 2312 [Metrisch: 6032], ± 10%, C</text:p>
          </table:table-cell>
          <table:table-cell office:value-type="string" calcext:value-type="string">
            <text:p>T495C685K025ATE350</text:p>
          </table:table-cell>
          <table:table-cell office:value-type="string" calcext:value-type="string">
            <text:p><text:a xlink:href="https://de.farnell.com/kemet/t495c685k025ate350/kondensator-6-8-f-25v-10-2312/dp/2332458" xlink:type="simple">2332458</text:a></text:p>
          </table:table-cell>
        </table:table-row>
        <table:table-row table:style-name="ro1">
          <table:table-cell table:style-name="ce3" office:value-type="float" office:value="570370" calcext:value-type="float">
            <text:p>570370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TPSD107K010R0100  Tantalkondensator zur Oberflächenmontage,</text:p>
            <text:p>100 µF, 10 V, 2917 [Metrisch: 7343], ± 10%, 0.1 ohm, D</text:p>
          </table:table-cell>
          <table:table-cell table:style-name="ce8" office:value-type="string" calcext:value-type="string">
            <text:p>TPSD107K010R0100</text:p>
          </table:table-cell>
          <table:table-cell table:style-name="ce10" office:value-type="string" calcext:value-type="string">
            <text:p><text:a xlink:href="https://de.farnell.com/avx/tpsd107k010r0100/kondensator-100-f-10v-10-2917/dp/570370" xlink:type="simple">570370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7">00.00.0000</text:date>, <text:time style:data-style-name="N2" text:time-value="23:19:46.99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7T22:32:58.416000000</meta:creation-date>
    <dc:date>2024-07-17T23:25:25.194000000</dc:date>
    <meta:editing-duration>PT40M32S</meta:editing-duration>
    <meta:editing-cycles>18</meta:editing-cycles>
    <meta:generator>LibreOffice/24.2.5.2$Windows_X86_64 LibreOffice_project/bffef4ea93e59bebbeaf7f431bb02b1a39ee8a59</meta:generator>
    <meta:document-statistic meta:table-count="1" meta:cell-count="45" meta:object-count="0"/>
  </office:meta>
</office:document-meta>
</file>